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lanetEjbcTask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PlanetEjbcTask.executeEjbc( SAXParser saxPar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PlanetEjbcTask.setEjbdescriptor( File ejb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get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PlanetEjbcTask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setIashome( File ias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setKeepgenerated( boolean keepgener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ge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PlanetEjbcTas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PlanetEjbcTas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PlanetEjbcTask.setIasdescriptor( File ia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Task.checkConfiguratio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